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d16c" officeooo:paragraph-rsid="001ed16c"/>
    </style:style>
    <style:style style:name="P2" style:family="paragraph" style:parent-style-name="Standard">
      <style:text-properties officeooo:rsid="00206aaa" officeooo:paragraph-rsid="00206aaa"/>
    </style:style>
    <style:style style:name="P3" style:family="paragraph" style:parent-style-name="Standard">
      <style:text-properties officeooo:rsid="0021f961" officeooo:paragraph-rsid="0021f961"/>
    </style:style>
    <style:style style:name="P4" style:family="paragraph" style:parent-style-name="Standard">
      <style:text-properties officeooo:rsid="0022b0ef" officeooo:paragraph-rsid="0022b0ef"/>
    </style:style>
    <style:style style:name="P5" style:family="paragraph" style:parent-style-name="Standard">
      <style:text-properties officeooo:rsid="00252cd6" officeooo:paragraph-rsid="00252cd6"/>
    </style:style>
    <style:style style:name="P6" style:family="paragraph" style:parent-style-name="Standard">
      <style:text-properties officeooo:rsid="0025e021" officeooo:paragraph-rsid="0025e021"/>
    </style:style>
    <style:style style:name="P7" style:family="paragraph" style:parent-style-name="Standard">
      <style:text-properties officeooo:rsid="002a5695" officeooo:paragraph-rsid="002a5695"/>
    </style:style>
    <style:style style:name="P8" style:family="paragraph" style:parent-style-name="Standard">
      <style:text-properties officeooo:rsid="002aea99" officeooo:paragraph-rsid="002aea99"/>
    </style:style>
    <style:style style:name="P9" style:family="paragraph" style:parent-style-name="Standard">
      <style:text-properties officeooo:rsid="002cce52" officeooo:paragraph-rsid="002cce52"/>
    </style:style>
    <style:style style:name="P10" style:family="paragraph" style:parent-style-name="Standard">
      <style:text-properties officeooo:rsid="002d7e3d" officeooo:paragraph-rsid="002d7e3d"/>
    </style:style>
    <style:style style:name="P11" style:family="paragraph" style:parent-style-name="Standard">
      <style:text-properties style:text-underline-style="none" officeooo:rsid="002d7e3d" officeooo:paragraph-rsid="002e827f"/>
    </style:style>
    <style:style style:name="P12" style:family="paragraph" style:parent-style-name="Standard">
      <style:text-properties style:text-underline-style="none" fo:font-weight="normal" officeooo:rsid="002e827f" officeooo:paragraph-rsid="002e827f" style:font-weight-asian="normal" style:font-weight-complex="normal"/>
    </style:style>
    <style:style style:name="P13" style:family="paragraph" style:parent-style-name="Standard">
      <style:text-properties style:text-underline-style="solid" style:text-underline-width="auto" style:text-underline-color="font-color" fo:font-weight="bold" officeooo:rsid="002e827f" officeooo:paragraph-rsid="002e827f" style:font-weight-asian="bold" style:font-weight-complex="bold"/>
    </style:style>
    <style:style style:name="P14" style:family="paragraph" style:parent-style-name="Standard">
      <style:text-properties officeooo:rsid="0033080f" officeooo:paragraph-rsid="0033080f"/>
    </style:style>
    <style:style style:name="P15" style:family="paragraph" style:parent-style-name="Standard">
      <style:text-properties officeooo:rsid="00350103" officeooo:paragraph-rsid="00350103"/>
    </style:style>
    <style:style style:name="T1" style:family="text">
      <style:text-properties officeooo:rsid="0022b0ef"/>
    </style:style>
    <style:style style:name="T2" style:family="text">
      <style:text-properties officeooo:rsid="0023bef5"/>
    </style:style>
    <style:style style:name="T3" style:family="text">
      <style:text-properties officeooo:rsid="0027cd9a"/>
    </style:style>
    <style:style style:name="T4" style:family="text">
      <style:text-properties officeooo:rsid="002c9794"/>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2e827f"/>
    </style:style>
    <style:style style:name="T8" style:family="text">
      <style:text-properties officeooo:rsid="002f42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9/21</text:p>
      <text:p text:style-name="P1"/>
      <text:p text:style-name="P2">Servantes usa la palabra historia o libro para describir su relato, ya que novela en ese momento se usaba para designar algo distinto.</text:p>
      <text:p text:style-name="P2"/>
      <text:p text:style-name="P2">Novela → novella </text:p>
      <text:p text:style-name="P2">(italiano) que significa pequeña novedad, se usaba para relatos breves, de carácter realista, que tenian un unico centro de atencion, es decir un unico episodio. Alrededor de este unico acontecimiento giraba el resto de la narración.</text:p>
      <text:p text:style-name="P2">Tenia una estructura cíclica / sintagmática.</text:p>
      <text:p text:style-name="P2"/>
      <text:p text:style-name="P3">Giovanni Boccaccio, Decamerón, una novela donde unos jovenes hacer una cuarentena de 10 dias y para entretenerse cada noche cada uno tenia que inventar una historia.</text:p>
      <text:p text:style-name="P3"/>
      <text:p text:style-name="P3">Para cortazar el quijote es la primera novela moderna por 4 caracteristicas</text:p>
      <text:p text:style-name="P3"/>
      <text:p text:style-name="P3">1- <text:span text:style-name="T2">F</text:span>usión de lo histórico con lo literario, se construye el mundo de ficcion a base del mundo real.</text:p>
      <text:p text:style-name="P3">2- <text:span text:style-name="T2">L</text:span><text:span text:style-name="T1">a verosimilitud como principio y fin</text:span></text:p>
      <text:p text:style-name="P4">3- <text:span text:style-name="T2">L</text:span>a importancia de la caracterización , <text:span text:style-name="T2">la descripción detallada no solo de personaje sino también personajes </text:span><text:s/></text:p>
      <text:p text:style-name="P4">4- La presentación del personaje como un ser en evolución, <text:span text:style-name="T2">darle mayor verosimilitud al personaje, haciéndolo evolucionar y parecer mas “humano”</text:span></text:p>
      <text:p text:style-name="P4"/>
      <text:p text:style-name="P5">La novela moderna es una obra de imaginacion, es decir, ficcion, en prosa. La prosa es la escritura corriente, la escritura corriente, mas bien extensa que hace vivir a sus personajes en un medio determinado como si fueran reales. Y para tal efecto nos da a conocer su psicología, sus aventuras y su destino.</text:p>
      <text:p text:style-name="P5"/>
      <text:p text:style-name="P6">El quijote no puede leerse como otra cosa que no sea un libro de caballería, por el tema, por la estructura episódica, por el carácter itinerante, <text:span text:style-name="T3">por el heroe protagonico y por la estructura particular de las aventuras. </text:span></text:p>
      <text:p text:style-name="P6"/>
      <text:p text:style-name="P7">Las aventuras en el quijote forman una secuencia</text:p>
      <text:p text:style-name="P7"/>
      <text:p text:style-name="P7">1- presentación de la realidad directa o indirecta</text:p>
      <text:p text:style-name="P7">2- Interpretación errónea de la realidad</text:p>
      <text:p text:style-name="P7">3- Combate</text:p>
      <text:p text:style-name="P7">4- Desenlace del combate</text:p>
      <text:p text:style-name="P7"/>
      <text:p text:style-name="P8">La parodia se encuentra en:</text:p>
      <text:p text:style-name="P8"/>
      <text:p text:style-name="P8">1- <text:span text:style-name="T4">E</text:span>l carácter de los personajes</text:p>
      <text:p text:style-name="P8">2- <text:s/></text:p>
      <text:p text:style-name="P8">3- La anulación del tiempo y espacio míticos mediante el acercamiento de los hechos al lector.</text:p>
      <text:p text:style-name="P9">4- La colisión entre la realidad y la fantasía.</text:p>
      <text:p text:style-name="P9"/>
      <text:p text:style-name="P10">El quijote se compone de <text:span text:style-name="T5">Microsecuencias</text:span> y <text:span text:style-name="T5">Macrosecuencias.</text:span></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1"><text:soft-page-break/><text:span text:style-name="T6">Microsecuencias</text:span>: </text:p>
      <text:p text:style-name="P11">- Aventuras caballerescas </text:p>
      <text:p text:style-name="P11">- <text:span text:style-name="T7">P</text:span>rotagonismo central de don quijote y de sancho </text:p>
      <text:p text:style-name="P11">- <text:span text:style-name="T7">S</text:span>e concentra el contenido parodico </text:p>
      <text:p text:style-name="P11"><text:span text:style-name="T7">- Estructura episodica</text:span></text:p>
      <text:p text:style-name="P11"/>
      <text:p text:style-name="P13">Macrosecuencias:</text:p>
      <text:p text:style-name="P12">- Secuencias de motivo sentimental</text:p>
      <text:p text:style-name="P12">- Protagonismo ageno a don quijote y sancho</text:p>
      <text:p text:style-name="P12">- <text:span text:style-name="T8">Pausa en la sucecion de aventuras caballerescas. Para evitar la monotonia.</text:span></text:p>
      <text:p text:style-name="P12">- <text:span text:style-name="T8">Estructura cíclica.</text:span></text:p>
      <text:p text:style-name="P7"/>
      <text:p text:style-name="P14">En la segunda parte las Microsecuencias son mas originales elaboradas y extensas. Y las Macrosecuencias don quijote y sancho van a formar parte y no van a ser simplemente expectadores.</text:p>
      <text:p text:style-name="P14"/>
      <text:p text:style-name="P15">La segunda parte se centra en la evolucion pscicologica, y no tanto en la parodi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2T19:51:27.483048548</meta:creation-date>
    <dc:date>2021-09-22T20:41:33.570791528</dc:date>
    <meta:editing-duration>PT50M2S</meta:editing-duration>
    <meta:editing-cycles>18</meta:editing-cycles>
    <meta:generator>LibreOffice/7.1.5.2$Linux_X86_64 LibreOffice_project/10$Build-2</meta:generator>
    <meta:document-statistic meta:table-count="0" meta:image-count="0" meta:object-count="0" meta:page-count="2" meta:paragraph-count="36" meta:word-count="432" meta:character-count="2644" meta:non-whitespace-character-count="2237"/>
  </office:meta>
</office:document-meta>
</file>